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14.86pt" svg:y="53.26pt">
            <loext:p draw:notify-on-update-of-ranges="Sheet1.A1:Sheet1.A1 Sheet1.B1:Sheet1.E1 Sheet1.A2:Sheet1.A2 Sheet1.B2:Sheet1.E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float" office:value="662" calcext:value-type="float">
            <text:p>662</text:p>
          </table:table-cell>
          <table:table-cell office:value-type="float" office:value="1173" calcext:value-type="float">
            <text:p>1173</text:p>
          </table:table-cell>
          <table:table-cell office:value-type="float" office:value="1332" calcext:value-type="float">
            <text:p>133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2614 keV</text:p>
          </table:table-cell>
          <table:table-cell/>
          <table:table-cell office:value-type="string" calcext:value-type="string">
            <text:p>Settings: 810V, 32+7 Gain</text:p>
          </table:table-cell>
          <table:table-cell table:number-columns-repeated="8"/>
          <table:table-cell table:style-name="Default" office:value-type="string" calcext:value-type="string">
            <text:p>Time of Day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Net 843</text:p>
          </table:table-cell>
          <table:table-cell office:value-type="string" calcext:value-type="string">
            <text:p>Error 843</text:p>
          </table:table-cell>
          <table:table-cell office:value-type="string" calcext:value-type="string">
            <text:p>Net 1014</text:p>
          </table:table-cell>
          <table:table-cell office:value-type="string" calcext:value-type="string">
            <text:p>Error 1014</text:p>
          </table:table-cell>
          <table:table-cell office:value-type="string" calcext:value-type="string">
            <text:p>Net 1779</text:p>
          </table:table-cell>
          <table:table-cell office:value-type="string" calcext:value-type="string">
            <text:p>Error 1779</text:p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522" calcext:value-type="float">
            <text:p>522</text:p>
          </table:table-cell>
          <table:table-cell office:value-type="float" office:value="591" calcext:value-type="float">
            <text:p>591</text:p>
          </table:table-cell>
          <table:table-cell office:value-type="float" office:value="645" calcext:value-type="float">
            <text:p>645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843" calcext:value-type="float">
            <text:p>843</text:p>
          </table:table-cell>
          <table:table-cell office:value-type="float" office:value="1014" calcext:value-type="float">
            <text:p>1014</text:p>
          </table:table-cell>
          <table:table-cell office:value-type="float" office:value="1779" calcext:value-type="float">
            <text:p>1779</text:p>
          </table:table-cell>
          <table:table-cell table:number-columns-repeated="3"/>
          <table:table-cell table:formula="of:=TIME(9;51;43)" office:value-type="time" office:time-value="PT09H51M43S" calcext:value-type="time">
            <text:p>09:51:43 AM</text:p>
          </table:table-cell>
          <table:table-cell table:formula="of:=([.Q2]-[.$Q$2])*24*60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65-bin for peak width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80" calcext:value-type="float">
            <text:p>380</text:p>
          </table:table-cell>
          <table:table-cell office:value-type="float" office:value="453" calcext:value-type="float">
            <text:p>453</text:p>
          </table:table-cell>
          <table:table-cell office:value-type="float" office:value="786" calcext:value-type="float">
            <text:p>786</text:p>
          </table:table-cell>
          <table:table-cell table:number-columns-repeated="3"/>
          <table:table-cell table:formula="of:=TIME(9;54;15)" office:value-type="time" office:time-value="PT09H54M15S" calcext:value-type="time">
            <text:p>09:54:15 AM</text:p>
          </table:table-cell>
          <table:table-cell table:formula="of:=([.Q3]-[.$Q$2])*24*60*60" office:value-type="float" office:value="151.999999999998" calcext:value-type="float">
            <text:p>15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YLINDER MEASUREMENTS</text:p>
          </table:table-cell>
          <table:table-cell table:number-columns-repeated="12"/>
          <table:table-cell table:formula="of:=TIME(9;56;29)" office:value-type="time" office:time-value="PT09H56M29S" calcext:value-type="time">
            <text:p>09:56:29 AM</text:p>
          </table:table-cell>
          <table:table-cell table:formula="of:=([.Q4]-[.$Q$2])*24*60*60" office:value-type="float" office:value="285.999999999998" calcext:value-type="float">
            <text:p>28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ime of day</text:p>
          </table:table-cell>
          <table:table-cell table:style-name="Default" office:value-type="string" calcext:value-type="string">
            <text:p>Seconds</text:p>
          </table:table-cell>
          <table:table-cell office:value-type="string" calcext:value-type="string">
            <text:p>Net 843</text:p>
          </table:table-cell>
          <table:table-cell office:value-type="string" calcext:value-type="string">
            <text:p>Error 843</text:p>
          </table:table-cell>
          <table:table-cell office:value-type="string" calcext:value-type="string">
            <text:p>Net 1014</text:p>
          </table:table-cell>
          <table:table-cell office:value-type="string" calcext:value-type="string">
            <text:p>Error 1014</text:p>
          </table:table-cell>
          <table:table-cell office:value-type="string" calcext:value-type="string">
            <text:p>Net 1779</text:p>
          </table:table-cell>
          <table:table-cell office:value-type="string" calcext:value-type="string">
            <text:p>Error 1779</text:p>
          </table:table-cell>
          <table:table-cell table:number-columns-repeated="8"/>
          <table:table-cell table:formula="of:=TIME(9;58;45)" office:value-type="time" office:time-value="PT09H58M45S" calcext:value-type="time">
            <text:p>09:58:45 AM</text:p>
          </table:table-cell>
          <table:table-cell table:formula="of:=([.Q5]-[.$Q$2])*24*60*60" office:value-type="float" office:value="421.999999999997" calcext:value-type="float">
            <text:p>422</text:p>
          </table:table-cell>
          <table:table-cell table:number-columns-repeated="6"/>
        </table:table-row>
        <table:table-row table:style-name="ro1">
          <table:table-cell table:formula="of:=TIME(9;11;9)" office:value-type="time" office:time-value="PT09H11M09S" calcext:value-type="time">
            <text:p>09:11:09 AM</text:p>
          </table:table-cell>
          <table:table-cell table:formula="of:=([.A6]-[.$A$6])*24*60*60" office:value-type="float" office:value="0" calcext:value-type="float">
            <text:p>0</text:p>
          </table:table-cell>
          <table:table-cell table:number-columns-repeated="14"/>
          <table:table-cell table:formula="of:=TIME(10;1;11)" office:value-type="time" office:time-value="PT10H01M11S" calcext:value-type="time">
            <text:p>10:01:11 AM</text:p>
          </table:table-cell>
          <table:table-cell table:formula="of:=([.Q6]-[.$Q$2])*24*60*60" office:value-type="float" office:value="567.999999999999" calcext:value-type="float">
            <text:p>568</text:p>
          </table:table-cell>
          <table:table-cell table:number-columns-repeated="6"/>
        </table:table-row>
        <table:table-row table:style-name="ro1">
          <table:table-cell table:formula="of:=TIME(9;12;43)" office:value-type="time" office:time-value="PT09H12M43S" calcext:value-type="time">
            <text:p>09:12:43 AM</text:p>
          </table:table-cell>
          <table:table-cell table:formula="of:=([.A7]-[.$A$6])*24*60*60" office:value-type="float" office:value="94.0000000000019" calcext:value-type="float">
            <text:p>94</text:p>
          </table:table-cell>
          <table:table-cell table:number-columns-repeated="14"/>
          <table:table-cell table:formula="of:=TIME(10;3;23)" office:value-type="time" office:time-value="PT10H03M23S" calcext:value-type="time">
            <text:p>10:03:23 AM</text:p>
          </table:table-cell>
          <table:table-cell table:formula="of:=([.Q7]-[.$Q$2])*24*60*60" office:value-type="float" office:value="699.999999999996" calcext:value-type="float">
            <text:p>700</text:p>
          </table:table-cell>
          <table:table-cell table:number-columns-repeated="6"/>
        </table:table-row>
        <table:table-row table:style-name="ro1">
          <table:table-cell table:formula="of:=TIME(9;14;11)" office:value-type="time" office:time-value="PT09H14M11S" calcext:value-type="time">
            <text:p>09:14:11 AM</text:p>
          </table:table-cell>
          <table:table-cell table:formula="of:=([.A8]-[.$A$6])*24*60*60" office:value-type="float" office:value="182.000000000003" calcext:value-type="float">
            <text:p>182</text:p>
          </table:table-cell>
          <table:table-cell table:number-columns-repeated="14"/>
          <table:table-cell table:formula="of:=TIME(10;5;37)" office:value-type="time" office:time-value="PT10H05M37S" calcext:value-type="time">
            <text:p>10:05:37 AM</text:p>
          </table:table-cell>
          <table:table-cell table:formula="of:=([.Q8]-[.$Q$2])*24*60*60" office:value-type="float" office:value="833.999999999996" calcext:value-type="float">
            <text:p>834</text:p>
          </table:table-cell>
          <table:table-cell table:number-columns-repeated="6"/>
        </table:table-row>
        <table:table-row table:style-name="ro1">
          <table:table-cell table:formula="of:=TIME(9;15;18)" office:value-type="time" office:time-value="PT09H15M18S" calcext:value-type="time">
            <text:p>09:15:18 AM</text:p>
          </table:table-cell>
          <table:table-cell table:formula="of:=([.A9]-[.$A$6])*24*60*60" office:value-type="float" office:value="249.000000000001" calcext:value-type="float">
            <text:p>249</text:p>
          </table:table-cell>
          <table:table-cell table:number-columns-repeated="14"/>
          <table:table-cell table:formula="of:=TIME(10;7;58)" office:value-type="time" office:time-value="PT10H07M58S" calcext:value-type="time">
            <text:p>10:07:58 AM</text:p>
          </table:table-cell>
          <table:table-cell table:formula="of:=([.Q9]-[.$Q$2])*24*60*60" office:value-type="float" office:value="974.999999999999" calcext:value-type="float">
            <text:p>975</text:p>
          </table:table-cell>
          <table:table-cell table:number-columns-repeated="6"/>
        </table:table-row>
        <table:table-row table:style-name="ro1">
          <table:table-cell table:formula="of:=TIME(9;16;36)" office:value-type="time" office:time-value="PT09H16M36S" calcext:value-type="time">
            <text:p>09:16:36 AM</text:p>
          </table:table-cell>
          <table:table-cell table:formula="of:=([.A10]-[.$A$6])*24*60*60" office:value-type="float" office:value="327.000000000003" calcext:value-type="float">
            <text:p>327</text:p>
          </table:table-cell>
          <table:table-cell table:number-columns-repeated="14"/>
          <table:table-cell table:formula="of:=TIME(10;10;12)" office:value-type="time" office:time-value="PT10H10M12S" calcext:value-type="time">
            <text:p>10:10:12 AM</text:p>
          </table:table-cell>
          <table:table-cell table:formula="of:=([.Q10]-[.$Q$2])*24*60*60" office:value-type="float" office:value="1109" calcext:value-type="float">
            <text:p>1109</text:p>
          </table:table-cell>
          <table:table-cell table:number-columns-repeated="6"/>
        </table:table-row>
        <table:table-row table:style-name="ro1">
          <table:table-cell table:formula="of:=TIME(9;18;51)" office:value-type="time" office:time-value="PT09H18M51S" calcext:value-type="time">
            <text:p>09:18:51 AM</text:p>
          </table:table-cell>
          <table:table-cell table:formula="of:=([.A11]-[.$A$6])*24*60*60" office:value-type="float" office:value="462" calcext:value-type="float">
            <text:p>462</text:p>
          </table:table-cell>
          <table:table-cell table:number-columns-repeated="14"/>
          <table:table-cell table:formula="of:=TIME(10;12;24)" office:value-type="time" office:time-value="PT10H12M24S" calcext:value-type="time">
            <text:p>10:12:24 AM</text:p>
          </table:table-cell>
          <table:table-cell table:formula="of:=([.Q11]-[.$Q$2])*24*60*60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formula="of:=TIME(9;20;12)" office:value-type="time" office:time-value="PT09H20M12S" calcext:value-type="time">
            <text:p>09:20:12 AM</text:p>
          </table:table-cell>
          <table:table-cell table:formula="of:=([.A12]-[.$A$6])*24*60*60" office:value-type="float" office:value="542.999999999999" calcext:value-type="float">
            <text:p>543</text:p>
          </table:table-cell>
          <table:table-cell table:number-columns-repeated="14"/>
          <table:table-cell table:formula="of:=TIME(10;14;38)" office:value-type="time" office:time-value="PT10H14M38S" calcext:value-type="time">
            <text:p>10:14:38 AM</text:p>
          </table:table-cell>
          <table:table-cell table:formula="of:=([.Q12]-[.$Q$2])*24*60*60" office:value-type="float" office:value="1375" calcext:value-type="float">
            <text:p>1375</text:p>
          </table:table-cell>
          <table:table-cell table:number-columns-repeated="6"/>
        </table:table-row>
        <table:table-row table:style-name="ro1">
          <table:table-cell table:formula="of:=TIME(9;21;41)" office:value-type="time" office:time-value="PT09H21M41S" calcext:value-type="time">
            <text:p>09:21:41 AM</text:p>
          </table:table-cell>
          <table:table-cell table:formula="of:=([.A13]-[.$A$6])*24*60*60" office:value-type="float" office:value="632.000000000001" calcext:value-type="float">
            <text:p>632</text:p>
          </table:table-cell>
          <table:table-cell table:number-columns-repeated="14"/>
          <table:table-cell table:formula="of:=TIME(10;16;52)" office:value-type="time" office:time-value="PT10H16M52S" calcext:value-type="time">
            <text:p>10:16:52 AM</text:p>
          </table:table-cell>
          <table:table-cell table:formula="of:=([.Q13]-[.$Q$2])*24*60*60" office:value-type="float" office:value="1509" calcext:value-type="float">
            <text:p>1509</text:p>
          </table:table-cell>
          <table:table-cell table:number-columns-repeated="6"/>
        </table:table-row>
        <table:table-row table:style-name="ro1">
          <table:table-cell table:formula="of:=TIME(9;22;59)" office:value-type="time" office:time-value="PT09H22M59S" calcext:value-type="time">
            <text:p>09:22:59 AM</text:p>
          </table:table-cell>
          <table:table-cell table:formula="of:=([.A14]-[.$A$6])*24*60*60" office:value-type="float" office:value="709.999999999999" calcext:value-type="float">
            <text:p>710</text:p>
          </table:table-cell>
          <table:table-cell table:number-columns-repeated="14"/>
          <table:table-cell table:formula="of:=TIME(10;19;10)" office:value-type="time" office:time-value="PT10H19M10S" calcext:value-type="time">
            <text:p>10:19:10 AM</text:p>
          </table:table-cell>
          <table:table-cell table:formula="of:=([.Q14]-[.$Q$2])*24*60*60" office:value-type="float" office:value="1647" calcext:value-type="float">
            <text:p>1647</text:p>
          </table:table-cell>
          <table:table-cell table:number-columns-repeated="6"/>
        </table:table-row>
        <table:table-row table:style-name="ro1">
          <table:table-cell table:formula="of:=TIME(9;24;11)" office:value-type="time" office:time-value="PT09H24M11S" calcext:value-type="time">
            <text:p>09:24:11 AM</text:p>
          </table:table-cell>
          <table:table-cell table:formula="of:=([.A15]-[.$A$6])*24*60*60" office:value-type="float" office:value="782.000000000001" calcext:value-type="float">
            <text:p>782</text:p>
          </table:table-cell>
          <table:table-cell table:number-columns-repeated="14"/>
          <table:table-cell table:formula="of:=TIME(10;21;25)" office:value-type="time" office:time-value="PT10H21M25S" calcext:value-type="time">
            <text:p>10:21:25 AM</text:p>
          </table:table-cell>
          <table:table-cell table:formula="of:=([.Q15]-[.$Q$2])*24*60*60" office:value-type="float" office:value="1782" calcext:value-type="float">
            <text:p>1782</text:p>
          </table:table-cell>
          <table:table-cell table:number-columns-repeated="6"/>
        </table:table-row>
        <table:table-row table:style-name="ro1">
          <table:table-cell table:formula="of:=TIME(9;25;21)" office:value-type="time" office:time-value="PT09H25M21S" calcext:value-type="time">
            <text:p>09:25:21 AM</text:p>
          </table:table-cell>
          <table:table-cell table:formula="of:=([.A16]-[.$A$6])*24*60*60" office:value-type="float" office:value="851.999999999999" calcext:value-type="float">
            <text:p>852</text:p>
          </table:table-cell>
          <table:table-cell table:number-columns-repeated="14"/>
          <table:table-cell table:formula="of:=TIME(10;23;55)" office:value-type="time" office:time-value="PT10H23M55S" calcext:value-type="time">
            <text:p>10:23:55 AM</text:p>
          </table:table-cell>
          <table:table-cell table:formula="of:=([.Q16]-[.$Q$2])*24*60*60" office:value-type="float" office:value="1932" calcext:value-type="float">
            <text:p>1932</text:p>
          </table:table-cell>
          <table:table-cell table:number-columns-repeated="6"/>
        </table:table-row>
        <table:table-row table:style-name="ro1">
          <table:table-cell table:formula="of:=TIME(9;26;27)" office:value-type="time" office:time-value="PT09H26M27S" calcext:value-type="time">
            <text:p>09:26:27 AM</text:p>
          </table:table-cell>
          <table:table-cell table:formula="of:=([.A17]-[.$A$6])*24*60*60" office:value-type="float" office:value="918" calcext:value-type="float">
            <text:p>918</text:p>
          </table:table-cell>
          <table:table-cell table:number-columns-repeated="14"/>
          <table:table-cell table:formula="of:=TIME(10;26;38)" office:value-type="time" office:time-value="PT10H26M38S" calcext:value-type="time">
            <text:p>10:26:38 AM</text:p>
          </table:table-cell>
          <table:table-cell table:formula="of:=([.Q17]-[.$Q$2])*24*60*60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formula="of:=TIME(9;27;35)" office:value-type="time" office:time-value="PT09H27M35S" calcext:value-type="time">
            <text:p>09:27:35 AM</text:p>
          </table:table-cell>
          <table:table-cell table:formula="of:=([.A18]-[.$A$6])*24*60*60" office:value-type="float" office:value="985.999999999999" calcext:value-type="float">
            <text:p>986</text:p>
          </table:table-cell>
          <table:table-cell table:number-columns-repeated="14"/>
          <table:table-cell table:formula="of:=TIME(10;29;1)" office:value-type="time" office:time-value="PT10H29M01S" calcext:value-type="time">
            <text:p>10:29:01 AM</text:p>
          </table:table-cell>
          <table:table-cell table:formula="of:=([.Q18]-[.$Q$2])*24*60*60" office:value-type="float" office:value="2238" calcext:value-type="float">
            <text:p>2238</text:p>
          </table:table-cell>
          <table:table-cell table:number-columns-repeated="6"/>
        </table:table-row>
        <table:table-row table:style-name="ro1">
          <table:table-cell table:formula="of:=TIME(9;28;43)" office:value-type="time" office:time-value="PT09H28M43S" calcext:value-type="time">
            <text:p>09:28:43 AM</text:p>
          </table:table-cell>
          <table:table-cell table:formula="of:=([.A19]-[.$A$6])*24*60*60" office:value-type="float" office:value="1054" calcext:value-type="float">
            <text:p>1054</text:p>
          </table:table-cell>
          <table:table-cell table:number-columns-repeated="14"/>
          <table:table-cell table:formula="of:=TIME(10;31;24)" office:value-type="time" office:time-value="PT10H31M24S" calcext:value-type="time">
            <text:p>10:31:24 AM</text:p>
          </table:table-cell>
          <table:table-cell table:formula="of:=([.Q19]-[.$Q$2])*24*60*60"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table:formula="of:=TIME(9;29;54)" office:value-type="time" office:time-value="PT09H29M54S" calcext:value-type="time">
            <text:p>09:29:54 AM</text:p>
          </table:table-cell>
          <table:table-cell table:formula="of:=([.A20]-[.$A$6])*24*60*60" office:value-type="float" office:value="1125" calcext:value-type="float">
            <text:p>1125</text:p>
          </table:table-cell>
          <table:table-cell table:number-columns-repeated="14"/>
          <table:table-cell table:formula="of:=TIME(10;33;42)" office:value-type="time" office:time-value="PT10H33M42S" calcext:value-type="time">
            <text:p>10:33:42 AM</text:p>
          </table:table-cell>
          <table:table-cell table:number-columns-repeated="7"/>
        </table:table-row>
        <table:table-row table:style-name="ro1">
          <table:table-cell table:formula="of:=TIME(9;31;5)" office:value-type="time" office:time-value="PT09H31M05S" calcext:value-type="time">
            <text:p>09:31:05 AM</text:p>
          </table:table-cell>
          <table:table-cell table:formula="of:=([.A21]-[.$A$6])*24*60*60" office:value-type="float" office:value="1196" calcext:value-type="float">
            <text:p>1196</text:p>
          </table:table-cell>
          <table:table-cell table:number-columns-repeated="14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8:45:13.200565222</meta:creation-date>
    <dc:date>2017-03-02T10:34:13.135239386</dc:date>
    <meta:editing-duration>PT13M49S</meta:editing-duration>
    <meta:editing-cycles>3</meta:editing-cycles>
    <meta:generator>LibreOffice/5.1.4.2$Linux_x86 LibreOffice_project/10m0$Build-2</meta:generator>
    <meta:document-statistic meta:table-count="1" meta:cell-count="10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7cm" svg:y="4.201cm" style:legend-expansion="high" chart:style-name="ch2"/>
        <chart:plot-area chart:style-name="ch3" table:cell-range-address="Sheet1.A1:Sheet1.E2" chart:data-source-has-labels="column" svg:x="0.32cm" svg:y="0.18cm" svg:width="13.778cm" svg:height="8.64cm">
          <chartooo:coordinate-region svg:x="1.127cm" svg:y="0.379cm" svg:width="12.5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E2" chart:label-cell-address="Sheet1.A2:Sheet1.A2" chart:class="chart:scatter">
            <chart:domain table:cell-range-address="Sheet1.B1:Sheet1.E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62">
                <text:p>662</text:p>
                <draw:g>
                  <svg:desc>Sheet1.B1:Sheet1.E1</svg:desc>
                </draw:g>
              </table:table-cell>
              <table:table-cell office:value-type="float" office:value="1173">
                <text:p>1173</text:p>
              </table:table-cell>
              <table:table-cell office:value-type="float" office:value="1332">
                <text:p>133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C</text:p>
                <draw:g>
                  <svg:desc>Sheet1.A2:Sheet1.A2</svg:desc>
                </draw:g>
              </table:table-cell>
              <table:table-cell office:value-type="float" office:value="302">
                <text:p>302</text:p>
                <draw:g>
                  <svg:desc>Sheet1.B2:Sheet1.E2</svg:desc>
                </draw:g>
              </table:table-cell>
              <table:table-cell office:value-type="float" office:value="522">
                <text:p>522</text:p>
              </table:table-cell>
              <table:table-cell office:value-type="float" office:value="591">
                <text:p>591</text:p>
              </table:table-cell>
              <table:table-cell office:value-type="float" office:value="645">
                <text:p>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